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4.83cm" fo:min-width="9.6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623cm" fo:min-width="0.104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justify" draw:textarea-vertical-align="middle" draw:auto-grow-height="false" fo:min-height="0.623cm" fo:min-width="1.06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5.08cm" svg:x="6.08cm" svg:y="6.08cm">
          <text:p text:style-name="P1">my_circui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54cm" svg:height="0.923cm" svg:x="5.772cm" svg:y="6.3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54cm" svg:height="0.923cm" svg:x="5.772cm" svg:y="10.006cm">
          <text:p text:style-name="P5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54cm" svg:height="0.923cm" svg:x="5.772cm" svg:y="8.19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54cm" svg:height="0.923cm" svg:x="15.893cm" svg:y="6.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54cm" svg:height="0.923cm" svg:x="15.893cm" svg:y="10.0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271cm" svg:y1="6.811cm" svg:x2="5.772cm" svg:y2="6.811cm">
          <text:p/>
        </draw:line>
        <draw:custom-shape draw:style-name="gr4" draw:text-style-name="P7" draw:layer="layout" svg:width="1.617cm" svg:height="0.923cm" svg:x="3.347cm" svg:y="5.887cm">
          <text:p text:style-name="P3"><text:span text:style-name="T1">cl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617cm" svg:height="0.923cm" svg:x="3.347cm" svg:y="7.734cm">
          <text:p text:style-name="P3"><text:span text:style-name="T1">rst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4.271cm" svg:y1="8.658cm" svg:x2="5.772cm" svg:y2="8.658cm">
          <text:p/>
        </draw:line>
        <draw:line draw:style-name="gr3" draw:text-style-name="P6" draw:layer="layout" svg:x1="4.271cm" svg:y1="10.467cm" svg:x2="5.772cm" svg:y2="10.467cm">
          <text:p/>
        </draw:line>
        <draw:custom-shape draw:style-name="gr4" draw:text-style-name="P7" draw:layer="layout" svg:width="1.617cm" svg:height="0.923cm" svg:x="3.347cm" svg:y="9.544cm">
          <text:p text:style-name="P3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54cm" svg:height="0.923cm" svg:x="15.893cm" svg:y="8.196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8.047cm" svg:y1="6.811cm" svg:x2="16.546cm" svg:y2="6.811cm">
          <text:p/>
        </draw:line>
        <draw:custom-shape draw:style-name="gr4" draw:text-style-name="P7" draw:layer="layout" svg:width="1.617cm" svg:height="0.923cm" svg:x="17.163cm" svg:y="5.887cm">
          <text:p text:style-name="P3"><text:span text:style-name="T1">c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617cm" svg:height="0.923cm" svg:x="17.356cm" svg:y="7.734cm">
          <text:p text:style-name="P3"><text:span text:style-name="T1">data_in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8.048cm" svg:y1="8.658cm" svg:x2="16.547cm" svg:y2="8.658cm">
          <text:p/>
        </draw:line>
        <draw:line draw:style-name="gr3" draw:text-style-name="P6" draw:layer="layout" svg:x1="16.547cm" svg:y1="10.467cm" svg:x2="18.048cm" svg:y2="10.467cm">
          <text:p/>
        </draw:line>
        <draw:custom-shape draw:style-name="gr4" draw:text-style-name="P7" draw:layer="layout" svg:width="1.617cm" svg:height="0.923cm" svg:x="17.817cm" svg:y="9.544cm">
          <text:p text:style-name="P3"><text:span text:style-name="T1">data_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3T11:09:47.116303512</meta:creation-date>
    <dc:date>2023-04-03T13:55:36.053528047</dc:date>
    <meta:editing-duration>PT42M44S</meta:editing-duration>
    <meta:editing-cycles>9</meta:editing-cycles>
    <meta:generator>LibreOffice/6.0.4.2$MacOSX_X86_64 LibreOffice_project/9b0d9b32d5dcda91d2f1a96dc04c645c450872bf</meta:generator>
    <meta:document-statistic meta:object-count="19"/>
  </office:meta>
</office:document-meta>
</file>